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94323" officeooo:paragraph-rsid="00194323"/>
    </style:style>
    <style:style style:name="P2" style:family="paragraph" style:parent-style-name="Preformatted_20_Text">
      <style:text-properties style:font-name="Liberation Serif" fo:font-size="15pt" fo:language="es" fo:country="ES" style:text-underline-style="solid" style:text-underline-width="auto" style:text-underline-color="font-color" officeooo:rsid="0017a029" officeooo:paragraph-rsid="0017a029" style:font-size-asian="13.1000003814697pt" style:font-size-complex="15pt"/>
    </style:style>
    <style:style style:name="P3" style:family="paragraph" style:parent-style-name="Preformatted_20_Text">
      <style:text-properties style:font-name="Liberation Serif" fo:font-size="15pt" fo:language="es" fo:country="ES" style:text-underline-style="solid" style:text-underline-width="auto" style:text-underline-color="font-color" officeooo:rsid="0017a029" officeooo:paragraph-rsid="001893ea" style:font-name-asian="Nimbus Mono L" style:font-size-asian="13.1000003814697pt" style:font-name-complex="Liberation Mono" style:font-size-complex="15pt"/>
    </style:style>
    <style:style style:name="P4" style:family="paragraph" style:parent-style-name="Preformatted_20_Text">
      <style:text-properties style:font-name="Liberation Serif" fo:font-size="15pt" fo:language="es" fo:country="ES" style:text-underline-style="solid" style:text-underline-width="auto" style:text-underline-color="font-color" officeooo:rsid="0017a029" officeooo:paragraph-rsid="00194323" style:font-name-asian="Nimbus Mono L" style:font-size-asian="13.1000003814697pt" style:font-name-complex="Liberation Mono" style:font-size-complex="15pt"/>
    </style:style>
    <style:style style:name="P5" style:family="paragraph" style:parent-style-name="Preformatted_20_Text">
      <style:text-properties style:font-name="Liberation Serif" fo:font-size="12pt" fo:language="es" fo:country="ES" style:text-underline-style="none" officeooo:rsid="00194323" officeooo:paragraph-rsid="00194323" style:font-name-asian="Nimbus Mono L" style:font-size-asian="10.5pt" style:font-name-complex="Liberation Mono" style:font-size-complex="12pt"/>
    </style:style>
    <style:style style:name="P6" style:family="paragraph" style:parent-style-name="Preformatted_20_Text">
      <style:text-properties fo:language="es" fo:country="ES" officeooo:rsid="0017a029" officeooo:paragraph-rsid="0017a029"/>
    </style:style>
    <style:style style:name="P7" style:family="paragraph" style:parent-style-name="Preformatted_20_Text">
      <style:text-properties fo:language="es" fo:country="ES" officeooo:rsid="001893ea" officeooo:paragraph-rsid="001893ea"/>
    </style:style>
    <style:style style:name="P8" style:family="paragraph" style:parent-style-name="Heading_20_2">
      <style:text-properties style:font-name="Liberation Mono" fo:font-size="10pt" fo:language="es" fo:country="ES" style:text-underline-style="none" officeooo:rsid="00194323" officeooo:paragraph-rsid="00194323" style:font-name-asian="Nimbus Mono L" style:font-size-asian="10pt" style:font-name-complex="Liberation Mono" style:font-size-complex="10pt"/>
    </style:style>
    <style:style style:name="P9" style:family="paragraph" style:parent-style-name="Heading_20_2">
      <style:text-properties style:font-name="Liberation Mono" fo:font-size="10pt" fo:language="es" fo:country="ES" style:text-underline-style="none" fo:font-weight="bold" officeooo:rsid="00194323" style:font-name-asian="Nimbus Mono L" style:font-size-asian="10pt" style:font-weight-asian="bold" style:font-name-complex="Liberation Mono" style:font-size-complex="10pt" style:font-weight-complex="bold"/>
    </style:style>
    <style:style style:name="P10" style:family="paragraph" style:parent-style-name="Heading_20_2">
      <style:text-properties style:font-name="Liberation Mono" fo:font-size="10pt" fo:language="es" fo:country="ES" style:text-underline-style="none" fo:font-weight="bold" officeooo:rsid="00194323" officeooo:paragraph-rsid="00194323" style:font-name-asian="Nimbus Mono L" style:font-size-asian="10pt" style:font-weight-asian="bold" style:font-name-complex="Liberation Mono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LIDA DE MAKE GRADE</text:p>
      <text:p text:style-name="P6"/>
      <text:p text:style-name="P6">make clean</text:p>
      <text:p text:style-name="P6">make[1]: Entering directory '/home/martinn/Documents/sisop/tp1/jos'</text:p>
      <text:p text:style-name="P6">rm -rf obj jos.in qemu.log</text:p>
      <text:p text:style-name="P6">make[1]: Leaving directory '/home/martinn/Documents/sisop/tp1/jos'</text:p>
      <text:p text:style-name="P6">./grade-lab2 </text:p>
      <text:p text:style-name="P6">make[1]: Entering directory '/home/martinn/Documents/sisop/tp1/jos'</text:p>
      <text:p text:style-name="P6">+ as kern/entry.S</text:p>
      <text:p text:style-name="P6">+ cc kern/entrypgdir.c</text:p>
      <text:p text:style-name="P6">+ cc kern/init.c</text:p>
      <text:p text:style-name="P6">+ cc kern/console.c</text:p>
      <text:p text:style-name="P6">+ cc kern/monitor.c</text:p>
      <text:p text:style-name="P6">+ cc kern/pmap.c</text:p>
      <text:p text:style-name="P6">+ cc kern/kclock.c</text:p>
      <text:p text:style-name="P6">+ cc kern/printf.c</text:p>
      <text:p text:style-name="P6">+ cc kern/kdebug.c</text:p>
      <text:p text:style-name="P6">+ cc lib/printfmt.c</text:p>
      <text:p text:style-name="P6">+ cc lib/readline.c</text:p>
      <text:p text:style-name="P6">+ cc lib/string.c</text:p>
      <text:p text:style-name="P6">+ ld obj/kern/kernel</text:p>
      <text:p text:style-name="P6">+ as boot/boot.S</text:p>
      <text:p text:style-name="P6">+ cc -Os boot/main.c</text:p>
      <text:p text:style-name="P6">+ ld boot/boot</text:p>
      <text:p text:style-name="P6">boot block is 475 bytes (max 510)</text:p>
      <text:p text:style-name="P6">+ mk obj/kern/kernel.img</text:p>
      <text:p text:style-name="P6">make[1]: Leaving directory '/home/martinn/Documents/sisop/tp1/jos'</text:p>
      <text:p text:style-name="P6">running JOS: (1.2s) </text:p>
      <text:p text:style-name="P6"><text:s text:c="2"/>Physical page allocator: OK </text:p>
      <text:p text:style-name="P6"><text:s text:c="2"/>Page management: OK </text:p>
      <text:p text:style-name="P6"><text:s text:c="2"/>Kernel page directory: OK </text:p>
      <text:p text:style-name="P6"><text:s text:c="2"/>Page management 2: OK </text:p>
      <text:p text:style-name="P6">Score: 70/70</text:p>
      <text:p text:style-name="P6"/>
      <text:p text:style-name="P3">GIT DIFF </text:p>
      <text:p text:style-name="P7"/>
      <text:p text:style-name="P7">@@ -102,8 +102,12 @@ boot_alloc(uint32_t n)</text:p>
      <text:p text:style-name="P7"><text:s text:c="8"/>// to a multiple of PGSIZE.</text:p>
      <text:p text:style-name="P7"><text:s text:c="8"/>//</text:p>
      <text:p text:style-name="P7"><text:s text:c="8"/>// LAB 2: Your code here.</text:p>
      <text:p text:style-name="P7">-</text:p>
      <text:p text:style-name="P7">- <text:s text:c="6"/>return NULL;</text:p>
      <text:p text:style-name="P7">+ <text:s text:c="6"/>if (n==0) return nextfree;</text:p>
      <text:p text:style-name="P7">+ <text:s text:c="6"/>//n&gt;0 (n&lt;0 no deberia ocurrir por precond)</text:p>
      <text:p text:style-name="P7">+ <text:s text:c="6"/>result = nextfree;</text:p>
      <text:p text:style-name="P7">+ <text:s text:c="6"/>nextfree += ROUNDUP(n,PGSIZE);</text:p>
      <text:p text:style-name="P7">+ <text:s text:c="6"/>if (PADDR(nextfree)&gt;npages*PGSIZE) panic("not enough memory\n");</text:p>
      <text:p text:style-name="P7">+ <text:s text:c="6"/>return (void*) result;</text:p>
      <text:p text:style-name="P7"><text:s/>}</text:p>
      <text:p text:style-name="P7"/>
      <text:p text:style-name="P7"><text:s text:c="8"/>//////////////////////////////////////////////////////////////////////</text:p>
      <text:p text:style-name="P7"><text:s text:c="8"/>// create initial page directory.</text:p>
      <text:p text:style-name="P7">@@ -148,8 +152,9 @@ mem_init(void)</text:p>
      <text:p text:style-name="P7"><text:s text:c="8"/>// array. <text:s/>'npages' is the number of physical pages in memory. <text:s/>Use memset</text:p>
      <text:p text:style-name="P7"><text:s text:c="8"/>// to initialize all fields of each struct PageInfo to 0.</text:p>
      <text:p text:style-name="P7"><text:s text:c="8"/>// Your code goes here:</text:p>
      <text:p text:style-name="P7">-</text:p>
      <text:p text:style-name="P7">-</text:p>
      <text:p text:style-name="P7">+ <text:s text:c="6"/>pages=boot_alloc(npages //[page]</text:p>
      <text:p text:style-name="P7">+ <text:s text:c="39"/>* sizeof(struct PageInfo));//[B/page]</text:p>
      <text:p text:style-name="P7">+ <text:s text:c="6"/>memset(pages,0,npages*sizeof(struct PageInfo));</text:p>
      <text:p text:style-name="P7"><text:s text:c="8"/>//////////////////////////////////////////////////////////////////////</text:p>
      <text:p text:style-name="P7"><text:soft-page-break/><text:s text:c="8"/>// Now that we've allocated the initial kernel data structures, we set</text:p>
      <text:p text:style-name="P7"><text:s text:c="8"/>// up the list of free physical pages. Once we've done so, all further</text:p>
      <text:p text:style-name="P7">@@ -172,7 +177,7 @@ mem_init(void)</text:p>
      <text:p text:style-name="P7"><text:s text:c="8"/>// <text:s text:c="5"/>(ie. perm = PTE_U | PTE_P)</text:p>
      <text:p text:style-name="P7"><text:s text:c="8"/>// <text:s text:c="3"/>- pages itself -- kernel RW, user NONE</text:p>
      <text:p text:style-name="P7"><text:s text:c="8"/>// Your code goes here:</text:p>
      <text:p text:style-name="P7">-</text:p>
      <text:p text:style-name="P7">+ <text:s text:c="6"/>boot_map_region(kern_pgdir,UPAGES,npages*sizeof(struct PageInfo),PADDR(pages),PTE_U|PTE_P);</text:p>
      <text:p text:style-name="P7"><text:s text:c="8"/>//////////////////////////////////////////////////////////////////////</text:p>
      <text:p text:style-name="P7"><text:s text:c="8"/>// Use the physical memory that 'bootstack' refers to as the kernel</text:p>
      <text:p text:style-name="P7"><text:s text:c="8"/>// stack. <text:s/>The kernel stack grows down from virtual address KSTACKTOP.</text:p>
      <text:p text:style-name="P7">@@ -184,6 +189,8 @@ mem_init(void)</text:p>
      <text:p text:style-name="P7"><text:s text:c="8"/>// <text:s text:c="6"/>overwrite memory. <text:s/>Known as a "guard page".</text:p>
      <text:p text:style-name="P7"><text:s text:c="8"/>// <text:s text:c="4"/>Permissions: kernel RW, user NONE</text:p>
      <text:p text:style-name="P7"><text:s text:c="8"/>// Your code goes here:</text:p>
      <text:p text:style-name="P7">+ <text:s text:c="6"/>boot_map_region(kern_pgdir,KSTACKTOP-KSTKSIZE,KSTKSIZE,PADDR(bootstack),PTE_P|PTE_W);</text:p>
      <text:p text:style-name="P7">+ <text:s text:c="6"/>boot_map_region(kern_pgdir,MMIOLIM,PTSIZE-KSTKSIZE,0,0);//perm=0 para tirar fault <text:s text:c="7"/></text:p>
      <text:p text:style-name="P7">//////////////////////////////////////////////////////////////////////</text:p>
      <text:p text:style-name="P7"><text:s text:c="8"/>// Map all of physical memory at KERNBASE.</text:p>
      <text:p text:style-name="P7">@@ -193,7 +200,7 @@ mem_init(void)</text:p>
      <text:p text:style-name="P7"><text:s text:c="8"/>// we just set up the mapping anyway.</text:p>
      <text:p text:style-name="P7"><text:s text:c="8"/>// Permissions: kernel RW, user NONE</text:p>
      <text:p text:style-name="P7"><text:s text:c="8"/>// Your code goes here:</text:p>
      <text:p text:style-name="P7">-</text:p>
      <text:p text:style-name="P7">+ <text:s text:c="6"/>boot_map_region(kern_pgdir,KERNBASE,~0x0-KERNBASE,0,PTE_P|PTE_W);</text:p>
      <text:p text:style-name="P7"><text:s text:c="8"/>// Check that the initial page directory has been set up correctly.</text:p>
      <text:p text:style-name="P7"><text:s text:c="8"/>check_kern_pgdir();</text:p>
      <text:p text:style-name="P7">@@ -252,7 +259,11 @@ page_init(void)</text:p>
      <text:p text:style-name="P7"><text:s text:c="8"/>// NB: DO NOT actually touch the physical memory corresponding to</text:p>
      <text:p text:style-name="P7"><text:s text:c="8"/>// free pages!</text:p>
      <text:p text:style-name="P7"><text:s text:c="8"/>size_t i;</text:p>
      <text:p text:style-name="P7">- <text:s text:c="6"/>for (i = 0; i &lt; npages; i++) {</text:p>
      <text:p text:style-name="P7">+ <text:s text:c="6"/>uint32_t lim_inf_IO = PGNUM(IOPHYSMEM);//==npages_basemem</text:p>
      <text:p text:style-name="P7">+ <text:s text:c="6"/>//uint32_t lim_sup_IO = PGNUM(EXTPHYSMEM); //no hace falta por lim_sup_kernmem &gt; lim_sup_IO</text:p>
      <text:p text:style-name="P7">+ <text:s text:c="6"/>uint32_t lim_sup_kernmem = PGNUM(PADDR(boot_alloc(0)));</text:p>
      <text:p text:style-name="P7">+ <text:s text:c="6"/>for (i = 1; i &lt; npages; i++) {//la 0 no se agrega tampoco</text:p>
      <text:p text:style-name="P7">+ <text:s text:c="14"/>if (i&gt;=lim_inf_IO &amp;&amp; i&lt;lim_sup_kernmem) continue;//asi es como se no-mapea <text:s text:c="13"/></text:p>
      <text:p text:style-name="P7"><text:s text:c="16"/>pages[i].pp_ref = 0;</text:p>
      <text:p text:style-name="P7"><text:s text:c="16"/>pages[i].pp_link = page_free_list;</text:p>
      <text:p text:style-name="P7"><text:s text:c="16"/>page_free_list = &amp;pages[i];</text:p>
      <text:p text:style-name="P7">@@ -273,9 +284,12 @@ page_init(void)</text:p>
      <text:p text:style-name="P7"><text:s/>// Hint: use page2kva and memset</text:p>
      <text:p text:style-name="P7"><text:s/>struct PageInfo *</text:p>
      <text:p text:style-name="P7"><text:s/>page_alloc(int alloc_flags)</text:p>
      <text:p text:style-name="P7">-{</text:p>
      <text:p text:style-name="P7">- <text:s text:c="6"/>// Fill this function in</text:p>
      <text:p text:style-name="P7">- <text:s text:c="6"/>return 0;</text:p>
      <text:p text:style-name="P7">+{ <text:s text:c="5"/>if (page_free_list == NULL) return NULL;</text:p>
      <text:p text:style-name="P7">+ <text:s text:c="6"/>struct PageInfo* pag = page_free_list;</text:p>
      <text:p text:style-name="P7">+ <text:s text:c="6"/>page_free_list = page_free_list-&gt;pp_link;</text:p>
      <text:p text:style-name="P7">+ <text:s text:c="6"/>pag-&gt;pp_link = NULL;</text:p>
      <text:p text:style-name="P7">+ <text:s text:c="6"/>if (alloc_flags &amp; ALLOC_ZERO) memset(page2kva(pag),0,PGSIZE);</text:p>
      <text:p text:style-name="P7">+ <text:s text:c="6"/>return pag;</text:p>
      <text:p text:style-name="P7"><text:s/>}</text:p>
      <text:p text:style-name="P7"><text:s text:c="2"/>//</text:p>
      <text:p text:style-name="P7">@@ -288,6 +302,11 @@ page_free(struct PageInfo *pp)</text:p>
      <text:p text:style-name="P7"><text:s text:c="8"/>// Fill this function in</text:p>
      <text:p text:style-name="P7"><text:s text:c="8"/>// Hint: You may want to panic if pp-&gt;pp_ref is nonzero or</text:p>
      <text:p text:style-name="P7"><text:s text:c="8"/>// pp-&gt;pp_link is not NULL.</text:p>
      <text:p text:style-name="P7"><text:soft-page-break/>+ <text:s text:c="6"/>if (pp-&gt;pp_ref) panic("page still in use!\n");</text:p>
      <text:p text:style-name="P7">+ <text:s text:c="6"/>if (pp-&gt;pp_link) panic("page has non-NULL pp_link (already freed?)\n");</text:p>
      <text:p text:style-name="P7">+ <text:s text:c="6"/>//pp_ref=0,pp_link=NULL</text:p>
      <text:p text:style-name="P7">+ <text:s text:c="6"/>pp-&gt;pp_link=page_free_list;</text:p>
      <text:p text:style-name="P7">+ <text:s text:c="6"/>page_free_list=pp;</text:p>
      <text:p text:style-name="P7"><text:s/>}</text:p>
      <text:p text:style-name="P7">//</text:p>
      <text:p text:style-name="P7">@@ -326,8 +345,18 @@ page_decref(struct PageInfo* pp)</text:p>
      <text:p text:style-name="P7"><text:s/>pte_t *</text:p>
      <text:p text:style-name="P7"><text:s/>pgdir_walk(pde_t *pgdir, const void *va, int create)</text:p>
      <text:p text:style-name="P7"><text:s/>{</text:p>
      <text:p text:style-name="P7">- <text:s text:c="6"/>// Fill this function in</text:p>
      <text:p text:style-name="P7">- <text:s text:c="6"/>return NULL;</text:p>
      <text:p text:style-name="P7">+ <text:s text:c="6"/>pde_t pde = <text:s/>pgdir[PDX(va)]; //ojo que esto es P.Addr. !!</text:p>
      <text:p text:style-name="P7">+ <text:s text:c="6"/>pte_t* pte = (pte_t*) KADDR(PTE_ADDR(pde));</text:p>
      <text:p text:style-name="P7">+</text:p>
      <text:p text:style-name="P7">+ <text:s text:c="6"/>if (pde &amp; PTE_P) return pte+PTX(va);</text:p>
      <text:p text:style-name="P7">+</text:p>
      <text:p text:style-name="P7">+ <text:s text:c="6"/>if (!create) return NULL;</text:p>
      <text:p text:style-name="P7">+ <text:s text:c="6"/>struct PageInfo *page = page_alloc(ALLOC_ZERO);</text:p>
      <text:p text:style-name="P7">+ <text:s text:c="6"/>if (page==NULL) return NULL;</text:p>
      <text:p text:style-name="P7">+ <text:s text:c="6"/>physaddr_t pt_start = page2pa(page);</text:p>
      <text:p text:style-name="P7">+ <text:s text:c="6"/>page-&gt;pp_ref ++;</text:p>
      <text:p text:style-name="P7">+ <text:s text:c="6"/>*(pgdir+PDX(va)) = pt_start | PTE_P | PTE_U | PTE_W;</text:p>
      <text:p text:style-name="P7">+ <text:s text:c="6"/>return (pte_t*)KADDR(pt_start)+PTX(va);</text:p>
      <text:p text:style-name="P7"><text:s/>}</text:p>
      <text:p text:style-name="P7">//</text:p>
      <text:p text:style-name="P7">@@ -344,9 +373,18 @@ pgdir_walk(pde_t *pgdir, const void *va, int create)</text:p>
      <text:p text:style-name="P7"><text:s/>static void</text:p>
      <text:p text:style-name="P7"><text:s/>boot_map_region(pde_t *pgdir, uintptr_t va, size_t size, physaddr_t pa, int perm)</text:p>
      <text:p text:style-name="P7"><text:s/>{</text:p>
      <text:p text:style-name="P7">- <text:s text:c="6"/>// Fill this function in</text:p>
      <text:p text:style-name="P7">+ <text:s text:c="6"/>uint32_t cant_iteraciones = size/PGSIZE;</text:p>
      <text:p text:style-name="P7">+ <text:s text:c="6"/>for (int i=0;i&lt;cant_iteraciones;i++){//al ser iteraciones fijas no hay problema de overflow</text:p>
      <text:p text:style-name="P7">+ <text:s text:c="14"/>//cprintf("VA es%p, Limite es %p\n",va,limit);</text:p>
      <text:p text:style-name="P7">+ <text:s text:c="14"/>pte_t* pte_addr = pgdir_walk(pgdir,(void*)va,true);</text:p>
      <text:p text:style-name="P7">+ <text:s text:c="14"/>//if (!pte_addr) return;//corresponde?</text:p>
      <text:p text:style-name="P7">+ <text:s text:c="14"/>*pte_addr = PTE_ADDR(pa) | perm ;//OJO! esta PISANDO el valor que habia antes..</text:p>
      <text:p text:style-name="P7">+ <text:s text:c="94"/>//..porque no hace page_remove de aca</text:p>
      <text:p text:style-name="P7">+ <text:s text:c="14"/>//incremento</text:p>
      <text:p text:style-name="P7">+ <text:s text:c="14"/>va+=PGSIZE;</text:p>
      <text:p text:style-name="P7">+ <text:s text:c="14"/>pa+=PGSIZE;</text:p>
      <text:p text:style-name="P7">+ <text:s text:c="6"/>}</text:p>
      <text:p text:style-name="P7"><text:s/>}</text:p>
      <text:p text:style-name="P7"><text:s text:c="2"/>// Map the physical page 'pp' at virtual address 'va'.</text:p>
      <text:p text:style-name="P7"><text:s/>// The permissions (the low 12 bits) of the page table entry</text:p>
      <text:p text:style-name="P7">@@ -375,7 +413,12 @@ boot_map_region(pde_t *pgdir, uintptr_t va, size_t size, physaddr_t pa, int perm</text:p>
      <text:p text:style-name="P7"><text:s/>int</text:p>
      <text:p text:style-name="P7"><text:s/>page_insert(pde_t *pgdir, struct PageInfo *pp, void *va, int perm)</text:p>
      <text:p text:style-name="P7"><text:s/>{</text:p>
      <text:p text:style-name="P7">- <text:s text:c="6"/>// Fill this function in</text:p>
      <text:p text:style-name="P7">+ <text:s text:c="6"/>pte_t* pte_addr = pgdir_walk(pgdir,va,true);//entra a la PT, si no habia la crea</text:p>
      <text:p text:style-name="P7">+ <text:s text:c="6"/>if (!pte_addr) return -E_NO_MEM; <text:s text:c="7"/>//solo NULL si no habia y no la pudo crear</text:p>
      <text:p text:style-name="P7">+ <text:s text:c="6"/>//a partir de aca hay pte_addr valida</text:p>
      <text:p text:style-name="P7">+ <text:s text:c="6"/>pp-&gt;pp_ref++;</text:p>
      <text:p text:style-name="P7">+ <text:s text:c="6"/>if (*pte_addr &amp; PTE_P) page_remove(pgdir,va);</text:p>
      <text:p text:style-name="P7">+ <text:s text:c="6"/>*pte_addr = page2pa(pp) | perm | PTE_P;</text:p>
      <text:p text:style-name="P7"><text:soft-page-break/><text:s text:c="8"/>return 0;</text:p>
      <text:p text:style-name="P7"><text:s/>}</text:p>
      <text:p text:style-name="P7">@@ -393,8 +436,12 @@ page_insert(pde_t *pgdir, struct PageInfo *pp, void *va, int perm)</text:p>
      <text:p text:style-name="P7"><text:s/>struct PageInfo *</text:p>
      <text:p text:style-name="P7"><text:s/>page_lookup(pde_t *pgdir, void *va, pte_t **pte_store)</text:p>
      <text:p text:style-name="P7"><text:s/>{</text:p>
      <text:p text:style-name="P7">- <text:s text:c="6"/>// Fill this function in</text:p>
      <text:p text:style-name="P7">- <text:s text:c="6"/>return NULL;</text:p>
      <text:p text:style-name="P7">+ <text:s text:c="6"/>pte_t* pte_addr = pgdir_walk(pgdir,va,false);</text:p>
      <text:p text:style-name="P7">+ <text:s text:c="6"/>if (pte_store) *pte_store = pte_addr;</text:p>
      <text:p text:style-name="P7">+ <text:s text:c="6"/>if (!pte_addr) return NULL; <text:s text:c="12"/>//no recuerdo si era lazy checking o no, por las dudas dejo asi</text:p>
      <text:p text:style-name="P7">+ <text:s text:c="6"/>if (!(*pte_addr &amp; PTE_P)) return NULL;</text:p>
      <text:p text:style-name="P7">+ <text:s text:c="6"/>physaddr_t pageaddr = PTE_ADDR(*pte_addr);</text:p>
      <text:p text:style-name="P7">+ <text:s text:c="6"/>return pa2page(pageaddr);</text:p>
      <text:p text:style-name="P7"><text:s/>}</text:p>
      <text:p text:style-name="P7">@@ -415,7 +462,12 @@ page_lookup(pde_t *pgdir, void *va, pte_t **pte_store)</text:p>
      <text:p text:style-name="P7"><text:s/>void</text:p>
      <text:p text:style-name="P7"><text:s/>page_remove(pde_t *pgdir, void *va)</text:p>
      <text:p text:style-name="P7"><text:s/>{</text:p>
      <text:p text:style-name="P7">- <text:s text:c="6"/>// Fill this function in</text:p>
      <text:p text:style-name="P7">+ <text:s text:c="6"/>pte_t* pte_addr;</text:p>
      <text:p text:style-name="P7">+ <text:s text:c="6"/>struct PageInfo* page_ptr = page_lookup(pgdir,va,&amp;pte_addr);</text:p>
      <text:p text:style-name="P7">+ <text:s text:c="6"/>if (!page_ptr) return;</text:p>
      <text:p text:style-name="P7">+ <text:s text:c="6"/>page_decref(page_ptr);</text:p>
      <text:p text:style-name="P7">+ <text:s text:c="6"/>*pte_addr = 0;</text:p>
      <text:p text:style-name="P7">+ <text:s text:c="6"/>tlb_invalidate(pgdir,va);</text:p>
      <text:p text:style-name="P7"><text:s/>}</text:p>
      <text:p text:style-name="P7"/>
      <text:p text:style-name="P7">La salida original fue modificada para quitar ciertos elementos que consideramos irrelevantes para la entrega, como las eliminaciones de comentarios de enunciado, o comentarios nuestros que dejamos a modo de documentación.</text:p>
      <text:p text:style-name="P7"/>
      <text:p text:style-name="P4">RESPUESTAS A PREGUNTAS (TP1.md)</text:p>
      <text:h text:style-name="P10" text:outline-level="2">page2pa</text:h>
      <text:p text:style-name="Text_20_body">Primero se recibe pp, dir. en memoria de la pagina objetivo, y por otro lado se conoce pages que es la dir. en memoria de la primera. Como están definidas como arreglo, restar ambas devuelve el offset desde pages hasta pp, y como la primer página se direcciona al 0x0, la n-ava va a direccionarse al n*tam_página, y ahí es donde entra el PGSHIFT (que vale 12) que nos dice que la physical address donde empieza la n-ava página es 0xn000.</text:p>
      <text:h text:style-name="P8" text:outline-level="2">boot_alloc_pos</text:h>
      <text:p text:style-name="P1">asd</text:p>
      <text:h text:style-name="P9" text:outline-level="2">page_alloc</text:h>
      <text:p text:style-name="P5">La función page2pa devuelve la physical address de la página; en cambio page2kva devuelve la Kernel Virtual Address, es una dirección VIRTUAL que por mapeo se puede calcular sumando a la física el valor de KERNBA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4T00:10:43.161935489</dc:date>
    <meta:editing-duration>PT13M5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209" meta:word-count="1143" meta:character-count="8839" meta:non-whitespace-character-count="6825"/>
  </office:meta>
</office:document-meta>
</file>